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24pt" fo:font-weight="bold" officeooo:rsid="001b3809" officeooo:paragraph-rsid="001b3809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5pt" fo:font-weight="normal" officeooo:rsid="001b3809" officeooo:paragraph-rsid="001b3809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normal" officeooo:rsid="001b7cc0" officeooo:paragraph-rsid="001b7cc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1cc5ce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oma" fo:font-size="15pt" fo:font-weight="normal" officeooo:rsid="001cc5ce" officeooo:paragraph-rsid="001cc5ce" style:font-size-asian="13.1000003814697pt" style:font-weight-asian="normal" style:font-size-complex="15pt" style:font-weight-complex="normal"/>
    </style:style>
    <style:style style:name="T1" style:family="text">
      <style:text-properties officeooo:rsid="001f361f"/>
    </style:style>
    <style:style style:name="T2" style:family="text">
      <style:text-properties officeooo:rsid="0020b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lle flottante</text:p>
      <text:p text:style-name="P2"/>
      <text:p text:style-name="P2"/>
      <text:p text:style-name="P3">bibliographie :</text:p>
      <text:p text:style-name="P4"><text:a xlink:type="simple" xlink:href="https://eolienne.f4jr.org/eolienne_etude_theorique" text:style-name="Internet_20_link" text:visited-style-name="Visited_20_Internet_20_Link">https://eolienne.f4jr.org/eolienne_etude_theorique</text:a> : <text:span text:style-name="T1">calcul production énergie éolienne</text:span></text:p>
      <text:p text:style-name="P4"><text:a xlink:type="simple" xlink:href="https://www.hellowatt.fr/suivi-consommation-energie/consommation-electrique/moyenne" text:style-name="Internet_20_link" text:visited-style-name="Visited_20_Internet_20_Link">https://www.hellowatt.fr/suivi-consommation-energie/consommation-electrique/moyenne</text:a> : <text:span text:style-name="T1">consommation d’un personne par an.</text:span></text:p>
      <text:p text:style-name="P4"><text:a xlink:type="simple" xlink:href="https://mon-panneau-solaire.info/rendement/calcul-panneau-solaire/" text:style-name="Internet_20_link" text:visited-style-name="Visited_20_Internet_20_Link">https://mon-panneau-solaire.info/rendement/calcul-panneau-solaire/</text:a> : <text:span text:style-name="T2">calcul production énergie du panneau solaire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41.409199293</meta:creation-date>
    <dc:date>2022-11-17T16:43:23.654727199</dc:date>
    <meta:editing-duration>PT27M16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5" meta:word-count="25" meta:character-count="351" meta:non-whitespace-character-count="331"/>
  </office:meta>
</office:document-meta>
</file>